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04de7" officeooo:paragraph-rsid="00104de7"/>
    </style:style>
    <style:style style:name="P2" style:family="paragraph" style:parent-style-name="Subtitle">
      <style:text-properties fo:font-size="16pt" officeooo:rsid="00104de7" officeooo:paragraph-rsid="00104de7" style:font-size-asian="16pt" style:font-size-complex="16pt"/>
    </style:style>
    <style:style style:name="P3" style:family="paragraph" style:parent-style-name="Standard">
      <style:text-properties fo:font-style="normal" officeooo:rsid="00104de7" officeooo:paragraph-rsid="00104de7" style:font-style-asian="normal" style:font-style-complex="normal"/>
    </style:style>
    <style:style style:name="P4" style:family="paragraph" style:parent-style-name="Standard" style:list-style-name="L1">
      <style:text-properties fo:font-style="normal" officeooo:rsid="00104de7" officeooo:paragraph-rsid="00104de7" style:font-style-asian="normal" style:font-style-complex="normal"/>
    </style:style>
    <style:style style:name="P5" style:family="paragraph" style:parent-style-name="Standard">
      <style:text-properties fo:font-style="normal" officeooo:rsid="00106a63" officeooo:paragraph-rsid="00106a63" style:font-style-asian="normal" style:font-style-complex="normal"/>
    </style:style>
    <style:style style:name="P6" style:family="paragraph" style:parent-style-name="Standard" style:list-style-name="L2">
      <style:text-properties fo:font-style="normal" officeooo:rsid="00106a63" officeooo:paragraph-rsid="00106a63" style:font-style-asian="normal" style:font-style-complex="normal"/>
    </style:style>
    <style:style style:name="P7" style:family="paragraph" style:parent-style-name="Standard" style:list-style-name="L2">
      <style:text-properties officeooo:rsid="00106a63" officeooo:paragraph-rsid="00106a63"/>
    </style:style>
    <style:style style:name="P8" style:family="paragraph" style:parent-style-name="Standard">
      <style:text-properties officeooo:rsid="00106a63" officeooo:paragraph-rsid="00106a63"/>
    </style:style>
    <style:style style:name="P9" style:family="paragraph" style:parent-style-name="Standard" style:list-style-name="L3"/>
    <style:style style:name="P10" style:family="paragraph" style:parent-style-name="Standard" style:list-style-name="L3">
      <style:text-properties officeooo:rsid="00123028" officeooo:paragraph-rsid="00123028"/>
    </style:style>
    <style:style style:name="P11" style:family="paragraph" style:parent-style-name="Standard">
      <style:text-properties officeooo:rsid="00123028" officeooo:paragraph-rsid="00123028"/>
    </style:style>
    <style:style style:name="P12" style:family="paragraph" style:parent-style-name="Standard" style:list-style-name="L3">
      <style:text-properties fo:font-size="10pt" fo:font-style="normal" officeooo:rsid="00123028" officeooo:paragraph-rsid="00123028" style:font-size-asian="8.75pt" style:font-style-asian="normal" style:font-size-complex="10pt" style:font-style-complex="normal"/>
    </style:style>
    <style:style style:name="P13" style:family="paragraph" style:parent-style-name="Standard">
      <style:text-properties officeooo:rsid="0012d6ce" officeooo:paragraph-rsid="0012d6ce"/>
    </style:style>
    <style:style style:name="P14" style:family="paragraph" style:parent-style-name="Text_20_body">
      <style:text-properties officeooo:rsid="001342af" officeooo:paragraph-rsid="001342af"/>
    </style:style>
    <style:style style:name="P15" style:family="paragraph" style:parent-style-name="Text_20_body" style:list-style-name="L4">
      <style:text-properties officeooo:rsid="001342af" officeooo:paragraph-rsid="001342af"/>
    </style:style>
    <style:style style:name="P16" style:family="paragraph" style:parent-style-name="Text_20_body" style:list-style-name="L5">
      <style:text-properties officeooo:rsid="00147d81" officeooo:paragraph-rsid="00147d81"/>
    </style:style>
    <style:style style:name="P17" style:family="paragraph" style:parent-style-name="Text_20_body">
      <style:text-properties officeooo:rsid="00147d81" officeooo:paragraph-rsid="00147d81"/>
    </style:style>
    <style:style style:name="P18" style:family="paragraph" style:parent-style-name="Text_20_body" style:list-style-name="L6">
      <style:text-properties officeooo:rsid="00147d81" officeooo:paragraph-rsid="00147d81"/>
    </style:style>
    <style:style style:name="P19" style:family="paragraph" style:parent-style-name="Text_20_body" style:list-style-name="L6">
      <style:text-properties officeooo:rsid="00147d81" officeooo:paragraph-rsid="00165c2c"/>
    </style:style>
    <style:style style:name="P20" style:family="paragraph" style:parent-style-name="Text_20_body" style:list-style-name="L6">
      <style:text-properties officeooo:rsid="00165c2c" officeooo:paragraph-rsid="00165c2c"/>
    </style:style>
    <style:style style:name="P21" style:family="paragraph" style:parent-style-name="Text_20_body" style:list-style-name="L6">
      <style:text-properties officeooo:rsid="001685d1" officeooo:paragraph-rsid="001685d1"/>
    </style:style>
    <style:style style:name="P22" style:family="paragraph" style:parent-style-name="Subtitle">
      <style:text-properties fo:font-size="16pt" officeooo:rsid="00123028" officeooo:paragraph-rsid="00123028" style:font-size-asian="16pt" style:font-size-complex="16pt"/>
    </style:style>
    <style:style style:name="P23" style:family="paragraph" style:parent-style-name="Heading_20_2">
      <style:text-properties officeooo:rsid="001342af" officeooo:paragraph-rsid="001342af"/>
    </style:style>
    <style:style style:name="T1" style:family="text">
      <style:text-properties officeooo:rsid="00104de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4de7" style:font-style-asian="italic" style:font-style-complex="italic"/>
    </style:style>
    <style:style style:name="T4" style:family="text">
      <style:text-properties fo:font-style="italic" officeooo:rsid="00123028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04de7" style:font-style-asian="normal" style:font-style-complex="normal"/>
    </style:style>
    <style:style style:name="T7" style:family="text">
      <style:text-properties fo:font-style="normal" officeooo:rsid="00123028" style:font-style-asian="normal" style:font-style-complex="normal"/>
    </style:style>
    <style:style style:name="T8" style:family="text">
      <style:text-properties fo:font-size="20pt" style:font-size-asian="17.5pt" style:font-size-complex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0pt" fo:font-style="normal" style:font-size-asian="8.75pt" style:font-style-asian="normal" style:font-size-complex="10pt" style:font-style-complex="normal"/>
    </style:style>
    <style:style style:name="T11" style:family="text">
      <style:text-properties fo:font-size="10pt" fo:font-style="normal" officeooo:rsid="00123028" style:font-size-asian="8.75pt" style:font-style-asian="normal" style:font-size-complex="10pt" style:font-style-complex="normal"/>
    </style:style>
    <style:style style:name="T12" style:family="text">
      <style:text-properties fo:font-size="10pt" fo:font-style="italic" style:font-size-asian="8.75pt" style:font-style-asian="italic" style:font-size-complex="10pt" style:font-style-complex="italic"/>
    </style:style>
    <style:style style:name="T13" style:family="text">
      <style:text-properties fo:font-size="10pt" fo:font-style="italic" officeooo:rsid="00123028" style:font-size-asian="8.75pt" style:font-style-asian="italic" style:font-size-complex="10pt" style:font-style-complex="italic"/>
    </style:style>
    <style:style style:name="T14" style:family="text">
      <style:text-properties fo:font-size="10pt" fo:language="ru" fo:country="RU" fo:font-style="normal" style:font-size-asian="8.75pt" style:font-style-asian="normal" style:font-size-complex="10pt" style:font-style-complex="normal"/>
    </style:style>
    <style:style style:name="T15" style:family="text">
      <style:text-properties fo:font-size="10pt" fo:language="ru" fo:country="RU" fo:font-style="normal" officeooo:rsid="00147d81" style:font-size-asian="8.75pt" style:font-style-asian="normal" style:font-size-complex="10pt" style:font-style-complex="normal"/>
    </style:style>
    <style:style style:name="T16" style:family="text">
      <style:text-properties fo:font-size="10pt" fo:language="ru" fo:country="RU" fo:font-style="normal" officeooo:rsid="0014b71b" style:font-size-asian="8.75pt" style:font-style-asian="normal" style:font-size-complex="10pt" style:font-style-complex="normal"/>
    </style:style>
    <style:style style:name="T17" style:family="text">
      <style:text-properties fo:font-size="10pt" fo:language="ru" fo:country="RU" fo:font-style="normal" officeooo:rsid="00165c2c" style:font-size-asian="8.75pt" style:font-style-asian="normal" style:font-size-complex="10pt" style:font-style-complex="normal"/>
    </style:style>
    <style:style style:name="T18" style:family="text">
      <style:text-properties fo:font-size="10pt" fo:language="ru" fo:country="RU" fo:font-style="italic" style:font-size-asian="8.75pt" style:font-style-asian="italic" style:font-size-complex="10pt" style:font-style-complex="italic"/>
    </style:style>
    <style:style style:name="T19" style:family="text">
      <style:text-properties fo:font-size="10pt" fo:language="ru" fo:country="RU" fo:font-style="italic" officeooo:rsid="00147d81" style:font-size-asian="8.75pt" style:font-style-asian="italic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История</text:span> <text:span text:style-name="T9">06.10.2015.</text:span></text:p>
      <text:p text:style-name="P2">Церковные реформы середины <text:span text:style-name="T2">XVII в</text:span>.</text:p>
      <text:p text:style-name="Standard">В середине <text:span text:style-name="T2">XVII в</text:span>. была проведена церковная реформа под руководством Патриарха Всея Руси Никона. <text:span text:style-name="T1">Никон (в миру – Никита Минов) был назначен патриахом в </text:span><text:span text:style-name="T3">1652 </text:span><text:span text:style-name="T6">г. царём Алексеем Михайловичем.</text:span></text:p>
      <text:p text:style-name="P3">Причины церковной реформы:</text:p>
      <text:list xml:id="list523597662867337638" text:style-name="L1">
        <text:list-item>
          <text:p text:style-name="P4">добровольное воссоединение левобережной Украины с Россией (для объединения двух народов нужно было унифицировать церковные обряды)</text:p>
        </text:list-item>
        <text:list-item>
          <text:p text:style-name="P4">борьба Романовых за абсолютную власть</text:p>
        </text:list-item>
        <text:list-item>
          <text:p text:style-name="P4">расхождение в русских церковных книгах и обрядах с церковными книгами и обрядами греческой церкви</text:p>
        </text:list-item>
        <text:list-item>
          <text:p text:style-name="P4">стремленние Алексея Михайловича к объединению всех православних общин под главенством России (исходя из теории “Москва – третий Рим”)</text:p>
        </text:list-item>
      </text:list>
      <text:p text:style-name="P5">Содержание реформы:</text:p>
      <text:list xml:id="list6122684131772461236" text:style-name="L2">
        <text:list-item>
          <text:p text:style-name="P6">были исправлены богослужебные книги по греческим и украинским</text:p>
        </text:list-item>
        <text:list-item>
          <text:p text:style-name="P7"><text:span text:style-name="T5">с </text:span><text:span text:style-name="T2">1653 </text:span><text:span text:style-name="T5">было предписано креститься тремя перстами (щёпотью)</text:span></text:p>
        </text:list-item>
        <text:list-item>
          <text:p text:style-name="P6">крестный ход стал осуществляться не по ходу Солнца, а против</text:p>
        </text:list-item>
        <text:list-item>
          <text:p text:style-name="P6">в обиход вошел четырехконечный крест</text:p>
        </text:list-item>
        <text:list-item>
          <text:p text:style-name="P6">слово “Исус” стали писать с двумя “и”</text:p>
        </text:list-item>
        <text:list-item>
          <text:p text:style-name="P6">вместо “земных” поклонов стали отвешивать “поясные”</text:p>
        </text:list-item>
        <text:list-item>
          <text:p text:style-name="P6">было предписано писать иконы только по греческим образцам, а от икон русского стиля – избавиться</text:p>
        </text:list-item>
      </text:list>
      <text:p text:style-name="P8"><text:span text:style-name="T5">Эти преобразования привели к церковному расколу русского общества на </text:span><text:span text:style-name="T2">новообрядцев (никонианцев) </text:span><text:span text:style-name="T5">и </text:span><text:span text:style-name="T2">старообрядцев (раскольников)</text:span><text:span text:style-name="T5">. Кроме того, обострились социальные противоречия в обществе (старообрядцы активно поддержали Степана Разина, участвовали в стрелецих бунтах). На старообрядцев были постоянные гонения со стороны власти, которые прекратились во время революции </text:span><text:span text:style-name="T2">1905-1907. </text:span><text:span text:style-name="T5">Окончательно РПЦ объединилась в середине </text:span><text:span text:style-name="T2">70-х</text:span><text:span text:style-name="T5"> годов </text:span><text:span text:style-name="T2">XX в</text:span><text:span text:style-name="T5">. </text:span><text:span text:style-name="T7">В </text:span><text:span text:style-name="T4">1666 г. </text:span><text:span text:style-name="T7">был созван собор “вселенских” патриархов, Никона лишили патриаршьего сана, сослали в монастырь, фактически, до смерти.</text:span></text:p>
      <text:p text:style-name="P22"><text:span text:style-name="T5">Российская империя в </text:span><text:span text:style-name="T2">XVIII в</text:span><text:span text:style-name="T5">.</text:span></text:p>
      <text:list xml:id="list4987500013454352221" text:style-name="L3">
        <text:list-item>
          <text:p text:style-name="P9"><text:span text:style-name="T11">Внешняя и внутренняя политика Петра I (</text:span><text:span text:style-name="T13">1682-1725</text:span><text:span text:style-name="T11">)</text:span></text:p>
        </text:list-item>
        <text:list-item>
          <text:p text:style-name="P10"><text:span text:style-name="T10">Эпоха дворцовых переворотов и ее последствия (</text:span><text:span text:style-name="T12">1725-1762</text:span><text:span text:style-name="T10">)</text:span></text:p>
        </text:list-item>
        <text:list-item>
          <text:p text:style-name="P12">Государственная деятельность Екатерины II</text:p>
        </text:list-item>
      </text:list>
      <text:p text:style-name="P11"/>
      <text:p text:style-name="P11"><text:span text:style-name="T10">Пётр I + Иван V – </text:span><text:span text:style-name="T12">1682-1696</text:span><text:span text:style-name="T10"> (до </text:span><text:span text:style-name="T12">1689 – </text:span><text:span text:style-name="T10">регенство Софьи)</text:span></text:p>
      <text:p text:style-name="P13"><text:span text:style-name="T10">Пётр I стал первым российским императором с </text:span><text:span text:style-name="T12">1721 </text:span><text:span text:style-name="T10">после победы в Северной войне.</text:span></text:p>
      <text:h text:style-name="P23" text:outline-level="2"><text:span text:style-name="T10">Основные политики Петра I</text:span></text:h>
      <text:list xml:id="list1915590041162697768" text:style-name="L4">
        <text:list-item>
          <text:p text:style-name="P15"><text:span text:style-name="T10">Добиться выхода для России в открытые моря – Чёрное и Балтийское</text:span></text:p>
        </text:list-item>
        <text:list-item>
          <text:p text:style-name="P15"><text:span text:style-name="T10">Укрепить границы Российской империи</text:span></text:p>
        </text:list-item>
      </text:list>
      <text:p text:style-name="P14"><text:span text:style-name="T10"><text:tab/>Первоначально Пётр начал борьбу за выход в Черное море, поэтому предпринял походы на Азов в </text:span><text:span text:style-name="T12">1695 </text:span><text:span text:style-name="T10">и </text:span><text:span text:style-name="T12">1696</text:span><text:span text:style-name="T10"> (крепость Азов была взята и основана крепость Таганрок). Для того, чтобы начать борьбу за выход в Черное море, России нужны были союзники. Петр отправил в Европу “Великое посольство”. Союзников против Турции найти не удалось, но нашлись союзники против Швеции. В </text:span><text:span text:style-name="T12">1699</text:span><text:span text:style-name="T10"> был заключен Северный Союз между Россией, Данией, Саксонией (Польшей) против Швеции. С </text:span><text:span text:style-name="T12">1700-1721 </text:span><text:span text:style-name="T10">Россия вела Северную войну со Швецией (ход войны – самостоятельно). По итогам Ништадского мира </text:span><text:span text:style-name="T12">1721 </text:span><text:span text:style-name="T10">Россия получила Эстляндию (Эстония), Лифляндию (Литва), Ингрию, Ижорские земли. Пётр обязался выплатить Швеции контрибуцию в размере около 2 млн. рублей. Как образно сказал Пётр “было прорублено окно в Европу”. </text:span></text:p>
      <text:p text:style-name="P14"><text:span text:style-name="T10"><text:tab/>России пришлось воевать с Турцией. В </text:span><text:span text:style-name="T12">1710 </text:span><text:span text:style-name="T10">Турция объявила России войну, и в </text:span><text:span text:style-name="T12">1711 </text:span><text:span text:style-name="T10">состоялся Прутский поход Петра I. Русская армия оказалась в окружении, и только случай спас Петра и армию (по некоторым сведениям, боевая спутница Петра, будущая императрица Екатерина I, собрала все свои драгоценности и подкупила турецкого визиря). Россия была вынуждена оставить Азов и разрушить Таганрок. В </text:span><text:span text:style-name="T12">1722-1723 </text:span><text:span text:style-name="T10">состоялся Каспийскй поход Петра I. Россия укрепилась на западном побережье Каспия и получила города Баку, Дербент и Решп</text:span><text:span text:style-name="T14">.</text:span></text:p>
      <text:p text:style-name="P14"><text:span text:style-name="T14"><text:tab/></text:span><text:span text:style-name="T15">Внешняя политика, фактически, определила внутренний курс Петра I, а катализатором петровских реформ стало поражение русской армией под Нарвой в декабре </text:span><text:span text:style-name="T19">1700</text:span><text:span text:style-name="T15"> года. Основной реформой стала военно-</text:span><text:soft-page-break/><text:span text:style-name="T15">морская. Что было сделано в этом направлении:</text:span></text:p>
      <text:list xml:id="list7037949693810251134" text:style-name="L5">
        <text:list-item>
          <text:p text:style-name="P16"><text:span text:style-name="T14">была создана регулярная армия на основе рекрутских наборов</text:span></text:p>
        </text:list-item>
        <text:list-item>
          <text:p text:style-name="P16"><text:span text:style-name="T14">все дворяне должны были служить царю либо на военной, либо на гражданской службе (указ о </text:span><text:span text:style-name="T18">единонаследии</text:span><text:span text:style-name="T14"> — </text:span><text:span text:style-name="T18">1714</text:span><text:span text:style-name="T14">)</text:span></text:p>
        </text:list-item>
        <text:list-item>
          <text:p text:style-name="P16"><text:span text:style-name="T14">были разработаны и приняты уставы морской и воинский</text:span></text:p>
        </text:list-item>
        <text:list-item>
          <text:p text:style-name="P16"><text:span text:style-name="T14">созданы органы управления армией и флотом</text:span></text:p>
        </text:list-item>
        <text:list-item>
          <text:p text:style-name="P16"><text:span text:style-name="T14">был создан мощнейший в Европе военно-морской флот</text:span></text:p>
        </text:list-item>
      </text:list>
      <text:p text:style-name="Text_20_body"><text:span text:style-name="T15"><text:tab/>Без экономических преобразований военную реформу военную реформу провести было бы невозможно, поэтому Петр взялся за экономику страны. Он руководствовался европейскими теориями меркантилизма и протекционизма.</text:span></text:p>
      <text:p text:style-name="P17"><text:span text:style-name="T14"><text:tab/>Теория меркантилизма предусматривала активное участие государства в экономике страны и преобладание вывоза товара над ввозом с целью пополнения казны.</text:span></text:p>
      <text:p text:style-name="P17"><text:span text:style-name="T14"><text:tab/>Протекционизм предусматривал защиту отечественного производства путём высоких таможенных пошлин на иностранные товары, производимые в достаточном количестве в стране.</text:span></text:p>
      <text:p text:style-name="P17"><text:span text:style-name="T14"><text:tab/>Что было сделано в экономике:</text:span></text:p>
      <text:list xml:id="list2310834074502572777" text:style-name="L6">
        <text:list-item>
          <text:p text:style-name="P18"><text:span text:style-name="T17">к</text:span><text:span text:style-name="T14">оличество мануфактур выросло в 20 раз, примерно до 220 (к </text:span><text:span text:style-name="T18">1721</text:span><text:span text:style-name="T14">).</text:span></text:p>
        </text:list-item>
        <text:list-item>
          <text:p text:style-name="P19"><text:span text:style-name="T17">Б</text:span><text:span text:style-name="T14">ыли созданы органы управления отечественной промышленностью.</text:span></text:p>
        </text:list-item>
        <text:list-item>
          <text:p text:style-name="P19"><text:span text:style-name="T17">Б</text:span><text:span text:style-name="T14">ыла проведена налоговая реформа.</text:span></text:p>
        </text:list-item>
        <text:list-item>
          <text:p text:style-name="P18"><text:span text:style-name="T17">В</text:span><text:span text:style-name="T14">место подворного налогообложения была введена «подушная подать» для всех податных слоев. Все податные слои были записаны в специальные книги «Сказки», подати брались с мужского населения от младенцев до стариков. За сбор налогов отвечали специальные люди — прибыльщики, которые придумывали также и новые налоги: </text:span><text:span text:style-name="T16">на дубовые гробы, на длинное платье для дворян, на бороды, на старообрядцев, на ульи, мельницы, на постоялые дворы, на гербовую бумагу и т. д.</text:span></text:p>
        </text:list-item>
        <text:list-item>
          <text:p text:style-name="P20"><text:span text:style-name="T16">К</text:span><text:span text:style-name="T14">роме того, русские люди выполняли для государства различные повинности. Дворяне — учебную и служебную. Простые люди — рекрутскую повинность, различные строительные повинности.</text:span></text:p>
        </text:list-item>
        <text:list-item>
          <text:p text:style-name="P20"><text:span text:style-name="T14">Были построены речные каналы, по которым перевозились грузи и товары; во внешней торговле в </text:span><text:span text:style-name="T18">1724 </text:span><text:span text:style-name="T14">был принят новый таможенный тариф, который значительно увеличил таможенные пошлины на иностранные товары (до 75% стоимости от стоимости ввозимого товара).</text:span></text:p>
        </text:list-item>
        <text:list-item>
          <text:p text:style-name="P21"><text:span text:style-name="T14">Реформы в сфере власти и управления</text:span></text:p>
          <text:list>
            <text:list-item>
              <text:p text:style-name="P21"><text:span text:style-name="T14">абсолютная власть</text:span></text:p>
            </text:list-item>
            <text:list-item>
              <text:p text:style-name="P21"><text:span text:style-name="T14">создание современного и мобильного аппарата власти и управления, который мог бы быстро реагировать на все изменения в стране (см. по разделу учебника, см. преобразования в культуре и быту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имур Майзенберг</meta:initial-creator>
    <meta:creation-date>2015-10-06T10:44:12.807278222</meta:creation-date>
    <dc:date>2015-10-06T14:14:59.179477543</dc:date>
    <dc:creator>Тимур Майзенберг</dc:creator>
    <meta:editing-duration>PT2H42M56S</meta:editing-duration>
    <meta:editing-cycles>8</meta:editing-cycles>
    <meta:generator>LibreOffice/4.3.3.2$Linux_x86 LibreOffice_project/430m0$Build-2</meta:generator>
    <meta:document-statistic meta:table-count="0" meta:image-count="0" meta:object-count="0" meta:page-count="2" meta:paragraph-count="47" meta:word-count="828" meta:character-count="5830" meta:non-whitespace-character-count="5060"/>
  </office:meta>
</office:document-meta>
</file>